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u" fo:country="ES" officeooo:rsid="000814cd" officeooo:paragraph-rsid="000814cd"/>
    </style:style>
    <style:style style:name="P2" style:family="paragraph" style:parent-style-name="Standard" style:list-style-name="L1">
      <style:text-properties fo:language="eu" fo:country="ES" officeooo:rsid="000814cd" officeooo:paragraph-rsid="000814cd"/>
    </style:style>
    <style:style style:name="P3" style:family="paragraph" style:parent-style-name="Standard">
      <style:text-properties fo:language="eu" fo:country="ES" officeooo:rsid="000814cd" officeooo:paragraph-rsid="000814cd"/>
    </style:style>
    <style:style style:name="P4" style:family="paragraph" style:parent-style-name="Standard">
      <style:text-properties fo:language="eu" fo:country="ES" officeooo:rsid="00092b20" officeooo:paragraph-rsid="00092b2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07772036939713490" text:style-name="L1">
        <text:list-item>
          <text:p text:style-name="P2">Errorea</text:p>
        </text:list-item>
      </text:list>
      <text:p text:style-name="P1">Azalpena:</text:p>
      <text:p text:style-name="P1">Programa hasieratzean, TABO teklari ematean Segmentation Fault errorea jaurtitzen du.</text:p>
      <text:p text:style-name="P1"/>
      <text:p text:style-name="P1">Konponketa:</text:p>
      <text:p text:style-name="P1">Arazoa io.c fitxategiko <text:span text:style-name="T1">keyboard()</text:span><text:span text:style-name="T3"> funtzioan dago, ‘case 9’ kasuan (TAB tekla sakatzean, alegia). <text:s/>Bertan, beti saiatzen zen kargatutako objektuen lista zeharkatzen. Hala ere, hasieran </text:span><text:span text:style-name="T2">_selected_object </text:span><text:span text:style-name="T4">(egungo objektua) eta </text:span><text:span text:style-name="T2">_first_object</text:span><text:span text:style-name="T4"> (kargatutako objektuen lehenengo elementua) 0-ra hasieratuta daude. Beraz, arazo hau konpontzeko baldintza bat jarri dugu </text:span><text:span text:style-name="T2">_first_object</text:span><text:span text:style-name="T4"> ‘0’ balioa duenean; kasu horretan errore-mezu bat pantailaratuko du.</text:span></text:p>
      <text:p text:style-name="P1"><text:span text:style-name="T4"/></text:p>
      <text:p text:style-name="P4"><text:span text:style-name="T4">2. Errorea</text:span></text:p>
      <text:p text:style-name="P4"><text:span text:style-name="T4">3. Errorea</text:span></text:p>
      <text:p text:style-name="P4"><text:span text:style-name="T4"/></text:p>
      <text:p text:style-name="P4"><text:span text:style-name="T4">4. Background kolorea</text:span></text:p>
      <text:p text:style-name="P4"><text:span text:style-name="T4">5. Leihoa ize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34:53.342588720</meta:creation-date>
    <dc:date>2016-10-19T13:55:20.936841564</dc:date>
    <meta:editing-duration>PT15M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78" meta:character-count="612" meta:non-whitespace-character-count="543"/>
  </office:meta>
</office:document-meta>
</file>